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ainer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ain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Container.getCommonAbsolut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validateChildNode( Locator loc , String nsURI , String local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Contain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.BlockContain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Inline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Reference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